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5C000001C368291F7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0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0.7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0.9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185cm" svg:x="1cm" svg:y="7.757cm">
          <draw:image xlink:href="Pictures/100000000000025C000001C368291F73.png" xlink:type="simple" xlink:show="embed" xlink:actuate="onLoad">
            <text:p/>
          </draw:image>
        </draw:frame>
        <draw:custom-shape draw:style-name="gr2" draw:text-style-name="P1" draw:layer="layout" svg:width="5.6cm" svg:height="0.8cm" svg:x="1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cm" svg:height="0.8cm" svg:x="1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10.9cm" svg:x="14.3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5cm" svg:height="11cm" svg:x="1cm" svg:y="10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20cm" svg:x2="5cm" svg:y2="18.2cm">
          <text:p/>
        </draw:line>
        <draw:line draw:style-name="gr3" draw:text-style-name="P1" draw:layer="layout" svg:x1="5.5cm" svg:y1="6.2cm" svg:x2="5.5cm" svg:y2="7.7cm">
          <text:p/>
        </draw:line>
        <draw:line draw:style-name="gr3" draw:text-style-name="P1" draw:layer="layout" svg:x1="16.8cm" svg:y1="7cm" svg:x2="16.8cm" svg:y2="10cm">
          <text:p/>
        </draw:line>
        <draw:line draw:style-name="gr3" draw:text-style-name="P1" draw:layer="layout" svg:x1="9.7cm" svg:y1="6.6cm" svg:x2="9.7cm" svg:y2="9.2cm">
          <text:p/>
        </draw:line>
        <draw:frame draw:style-name="gr4" draw:layer="layout" svg:width="4.8cm" svg:height="1.15cm" svg:x="2cm" svg:y="19.8cm">
          <draw:text-box>
            <text:p>Left pane</text:p>
          </draw:text-box>
        </draw:frame>
        <draw:frame draw:style-name="gr5" draw:layer="layout" svg:width="4.6cm" svg:height="1.062cm" svg:x="3.7cm" svg:y="5.4cm">
          <draw:text-box>
            <text:p>Menu bar</text:p>
          </draw:text-box>
        </draw:frame>
        <draw:frame draw:style-name="gr6" draw:layer="layout" svg:width="4.3cm" svg:height="1.35cm" svg:x="8.5cm" svg:y="5.75cm">
          <draw:text-box>
            <text:p>Tool bar</text:p>
          </draw:text-box>
        </draw:frame>
        <draw:frame draw:style-name="gr7" draw:layer="layout" svg:width="4cm" svg:height="1.25cm" svg:x="15.6cm" svg:y="6cm">
          <draw:text-box>
            <text:p>Right pa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5T23:34:16</dc:date>
    <dc:creator>Rakhi </dc:creator>
    <meta:document-statistic meta:object-count="13"/>
    <meta:generator>LibreOffice/3.5$Linux_x86 LibreOffice_project/350m1$Build-2</meta:generator>
  </office:meta>
</office:document-meta>
</file>